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9.41mm" svg:y="442.1mm">
            <loext:p draw:notify-on-update-of-ranges="Sheet1.C3:Sheet1.C3 Sheet1.C4:Sheet1.C97 Sheet1.D3:Sheet1.D3 Sheet1.D4:Sheet1.D97 Sheet1.E3:Sheet1.E3 Sheet1.E4:Sheet1.E97 Sheet1.F3:Sheet1.F3 Sheet1.F4:Sheet1.F97 Sheet1.G3:Sheet1.G3 Sheet1.G4:Sheet1.G97 Sheet1.H3:Sheet1.H3 Sheet1.H4:Sheet1.H97 Sheet1.I3:Sheet1.I3 Sheet1.I4:Sheet1.I97 Sheet1.J3:Sheet1.J3 Sheet1.J4:Sheet1.J97 Sheet1.K3:Sheet1.K3 Sheet1.K4:Sheet1.K97 Sheet1.L3:Sheet1.L3 Sheet1.L4:Sheet1.L97 Sheet1.M3:Sheet1.M3 Sheet1.M4:Sheet1.M97 Sheet1.N3:Sheet1.N3 Sheet1.N4:Sheet1.N97 Sheet1.O3:Sheet1.O3 Sheet1.O4:Sheet1.O97 Sheet1.P3:Sheet1.P3 Sheet1.P4:Sheet1.P97 Sheet1.Q3:Sheet1.Q3 Sheet1.Q4:Sheet1.Q97 Sheet1.R3:Sheet1.R3 Sheet1.R4:Sheet1.R97 Sheet1.S3:Sheet1.S3 Sheet1.S4:Sheet1.S97 Sheet1.T3:Sheet1.T3 Sheet1.T4:Sheet1.T97 Sheet1.U3:Sheet1.U3 Sheet1.U4:Sheet1.U97 Sheet1.V3:Sheet1.V3 Sheet1.V4:Sheet1.V97 Sheet1.W3:Sheet1.W3 Sheet1.W4:Sheet1.W97 Sheet1.X3:Sheet1.X3 Sheet1.X4:Sheet1.X97 Sheet1.Y3:Sheet1.Y3 Sheet1.Y4:Sheet1.Y97 Sheet1.Z3:Sheet1.Z3 Sheet1.Z4:Sheet1.Z97 Sheet1.AA3:Sheet1.AA3 Sheet1.AA4:Sheet1.AA97 Sheet1.AB3:Sheet1.AB3 Sheet1.AB4:Sheet1.AB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1"/>
          <table:table-cell table:formula="of:=SUM([.D4:.AC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1"/>
          <table:table-cell table:formula="of:=SUM([.D5:.AC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0"/>
          <table:table-cell table:formula="of:=SUM([.D6:.AC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0"/>
          <table:table-cell table:formula="of:=SUM([.D7:.AC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0"/>
          <table:table-cell table:formula="of:=SUM([.D8:.AC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0"/>
          <table:table-cell table:formula="of:=SUM([.D9:.AC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9"/>
          <table:table-cell table:formula="of:=SUM([.D10:.AC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9"/>
          <table:table-cell table:formula="of:=SUM([.D11:.AC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9"/>
          <table:table-cell table:formula="of:=SUM([.D12:.AC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9"/>
          <table:table-cell table:formula="of:=SUM([.D13:.AC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9"/>
          <table:table-cell table:formula="of:=SUM([.D14:.AC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9"/>
          <table:table-cell table:formula="of:=SUM([.D15:.AC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8"/>
          <table:table-cell table:formula="of:=SUM([.D16:.AC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8"/>
          <table:table-cell table:formula="of:=SUM([.D17:.AC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6"/>
          <table:table-cell table:formula="of:=SUM([.D18:.AC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6"/>
          <table:table-cell table:formula="of:=SUM([.D19:.AC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0:.AC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5"/>
          <table:table-cell table:formula="of:=SUM([.D21:.AC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2:.AC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4"/>
          <table:table-cell table:formula="of:=SUM([.D23:.AC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4"/>
          <table:table-cell table:formula="of:=SUM([.D24:.AC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4"/>
          <table:table-cell table:formula="of:=SUM([.D25:.AC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4"/>
          <table:table-cell table:formula="of:=SUM([.D26:.AC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4"/>
          <table:table-cell table:formula="of:=SUM([.D27:.AC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2"/>
          <table:table-cell table:formula="of:=SUM([.D28:.AC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2"/>
          <table:table-cell table:formula="of:=SUM([.D29:.AC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0:.AC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2"/>
          <table:table-cell table:formula="of:=SUM([.D31:.AC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2"/>
          <table:table-cell table:formula="of:=SUM([.D32:.AC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2"/>
          <table:table-cell table:formula="of:=SUM([.D33:.AC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2"/>
          <table:table-cell table:formula="of:=SUM([.D34:.AC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5:.AC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36:.AC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1"/>
          <table:table-cell table:formula="of:=SUM([.D37:.AC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1"/>
          <table:table-cell table:formula="of:=SUM([.D38:.AC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0"/>
          <table:table-cell table:formula="of:=SUM([.D39:.AC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0"/>
          <table:table-cell table:formula="of:=SUM([.D40:.AC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0"/>
          <table:table-cell table:formula="of:=SUM([.D41:.AC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0"/>
          <table:table-cell table:formula="of:=SUM([.D42:.AC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0"/>
          <table:table-cell table:formula="of:=SUM([.D43:.AC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0"/>
          <table:table-cell table:formula="of:=SUM([.D44:.AC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0"/>
          <table:table-cell table:formula="of:=SUM([.D45:.AC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0"/>
          <table:table-cell table:formula="of:=SUM([.D46:.AC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0"/>
          <table:table-cell table:formula="of:=SUM([.D47:.AC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0"/>
          <table:table-cell table:formula="of:=SUM([.D48:.AC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9"/>
          <table:table-cell table:formula="of:=SUM([.D49:.AC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9"/>
          <table:table-cell table:formula="of:=SUM([.D50:.AC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8"/>
          <table:table-cell table:formula="of:=SUM([.D51:.AC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8"/>
          <table:table-cell table:formula="of:=SUM([.D52:.AC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53:.AC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8"/>
          <table:table-cell table:formula="of:=SUM([.D54:.AC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8"/>
          <table:table-cell table:formula="of:=SUM([.D55:.AC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8"/>
          <table:table-cell table:formula="of:=SUM([.D56:.AC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8"/>
          <table:table-cell table:formula="of:=SUM([.D57:.AC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8"/>
          <table:table-cell table:formula="of:=SUM([.D58:.AC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8"/>
          <table:table-cell table:formula="of:=SUM([.D59:.AC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8"/>
          <table:table-cell table:formula="of:=SUM([.D60:.AC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1:.AC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2:.AC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3:.AC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64:.AC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formula="of:=SUM([.D65:.AC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table:formula="of:=SUM([.D66:.AC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67:.AC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SUM([.D68:.AC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table:formula="of:=SUM([.D69:.AC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5"/>
          <table:table-cell table:formula="of:=SUM([.D70:.AC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5"/>
          <table:table-cell table:formula="of:=SUM([.D71:.AC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72:.AC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D73:.AC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SUM([.D74:.AC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table:formula="of:=SUM([.D75:.AC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table:formula="of:=SUM([.D76:.AC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table:formula="of:=SUM([.D77:.AC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table:formula="of:=SUM([.D78:.AC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4"/>
          <table:table-cell table:formula="of:=SUM([.D79:.AC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4"/>
          <table:table-cell table:formula="of:=SUM([.D80:.AC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4"/>
          <table:table-cell table:formula="of:=SUM([.D81:.AC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4"/>
          <table:table-cell table:formula="of:=SUM([.D82:.AC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6"/>
          <table:table-cell table:formula="of:=SUM([.D83:.AC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4:.AC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5:.AC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86:.AC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87:.AC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SUM([.D88:.A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SUM([.D89:.AC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0:.AC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SUM([.D91:.AC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SUM([.D92:.AC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SUM([.D93:.AC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SUM([.D94:.AC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5:.AC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96:.AC9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P3HH-ZAXK" xlink:type="simple">https://perma.cc/P3HH-ZAXK</text:a></text:p>
          </table:table-cell>
          <table:table-cell office:value-type="date" office:date-value="2017-12-11" calcext:value-type="date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SUM([.D97:.AC9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2:13:03.843673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12-15T12:14:51.524629775</dc:date>
    <meta:editing-duration>P3DT2H20M38S</meta:editing-duration>
    <meta:editing-cycles>50</meta:editing-cycles>
    <meta:generator>LibreOffice/5.1.6.2$Linux_X86_64 LibreOffice_project/10m0$Build-2</meta:generator>
    <meta:document-statistic meta:table-count="1" meta:cell-count="1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B97" chart:data-source-has-labels="both" svg:x="1.519cm" svg:y="1.677cm" svg:width="23.374cm" svg:height="14.236cm">
          <chartooo:coordinate-region svg:x="2.618cm" svg:y="1.876cm" svg:width="22.275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7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7" chart:label-cell-address="Sheet1.D3:Sheet1.D3" chart:class="chart:area">
            <chart:data-point chart:repeated="94"/>
          </chart:series>
          <chart:series chart:style-name="ch11" chart:values-cell-range-address="Sheet1.E4:Sheet1.E97" chart:label-cell-address="Sheet1.E3:Sheet1.E3" chart:class="chart:area">
            <chart:data-point chart:repeated="94"/>
          </chart:series>
          <chart:series chart:style-name="ch12" chart:values-cell-range-address="Sheet1.F4:Sheet1.F97" chart:label-cell-address="Sheet1.F3:Sheet1.F3" chart:class="chart:area">
            <chart:data-point chart:repeated="94"/>
          </chart:series>
          <chart:series chart:style-name="ch13" chart:values-cell-range-address="Sheet1.G4:Sheet1.G97" chart:label-cell-address="Sheet1.G3:Sheet1.G3" chart:class="chart:area">
            <chart:data-point chart:repeated="94"/>
          </chart:series>
          <chart:series chart:style-name="ch14" chart:values-cell-range-address="Sheet1.H4:Sheet1.H97" chart:label-cell-address="Sheet1.H3:Sheet1.H3" chart:class="chart:area">
            <chart:data-point chart:repeated="94"/>
          </chart:series>
          <chart:series chart:style-name="ch15" chart:values-cell-range-address="Sheet1.I4:Sheet1.I97" chart:label-cell-address="Sheet1.I3:Sheet1.I3" chart:class="chart:area">
            <chart:data-point chart:repeated="94"/>
          </chart:series>
          <chart:series chart:style-name="ch16" chart:values-cell-range-address="Sheet1.J4:Sheet1.J97" chart:label-cell-address="Sheet1.J3:Sheet1.J3" chart:class="chart:area">
            <chart:data-point chart:repeated="94"/>
          </chart:series>
          <chart:series chart:style-name="ch17" chart:values-cell-range-address="Sheet1.K4:Sheet1.K97" chart:label-cell-address="Sheet1.K3:Sheet1.K3" chart:class="chart:area">
            <chart:data-point chart:repeated="94"/>
          </chart:series>
          <chart:series chart:style-name="ch18" chart:values-cell-range-address="Sheet1.L4:Sheet1.L97" chart:label-cell-address="Sheet1.L3:Sheet1.L3" chart:class="chart:area">
            <chart:data-point chart:repeated="94"/>
          </chart:series>
          <chart:series chart:style-name="ch19" chart:values-cell-range-address="Sheet1.M4:Sheet1.M97" chart:label-cell-address="Sheet1.M3:Sheet1.M3" chart:class="chart:area">
            <chart:data-point chart:repeated="94"/>
          </chart:series>
          <chart:series chart:style-name="ch20" chart:values-cell-range-address="Sheet1.N4:Sheet1.N97" chart:label-cell-address="Sheet1.N3:Sheet1.N3" chart:class="chart:area">
            <chart:data-point chart:repeated="94"/>
          </chart:series>
          <chart:series chart:style-name="ch21" chart:values-cell-range-address="Sheet1.O4:Sheet1.O97" chart:label-cell-address="Sheet1.O3:Sheet1.O3" chart:class="chart:area">
            <chart:data-point chart:repeated="94"/>
          </chart:series>
          <chart:series chart:style-name="ch10" chart:values-cell-range-address="Sheet1.P4:Sheet1.P97" chart:label-cell-address="Sheet1.P3:Sheet1.P3" chart:class="chart:area">
            <chart:data-point chart:repeated="94"/>
          </chart:series>
          <chart:series chart:style-name="ch11" chart:values-cell-range-address="Sheet1.Q4:Sheet1.Q97" chart:label-cell-address="Sheet1.Q3:Sheet1.Q3" chart:class="chart:area">
            <chart:data-point chart:repeated="94"/>
          </chart:series>
          <chart:series chart:style-name="ch12" chart:values-cell-range-address="Sheet1.R4:Sheet1.R97" chart:label-cell-address="Sheet1.R3:Sheet1.R3" chart:class="chart:area">
            <chart:data-point chart:repeated="94"/>
          </chart:series>
          <chart:series chart:style-name="ch13" chart:values-cell-range-address="Sheet1.S4:Sheet1.S97" chart:label-cell-address="Sheet1.S3:Sheet1.S3" chart:class="chart:area">
            <chart:data-point chart:repeated="94"/>
          </chart:series>
          <chart:series chart:style-name="ch14" chart:values-cell-range-address="Sheet1.T4:Sheet1.T97" chart:label-cell-address="Sheet1.T3:Sheet1.T3" chart:class="chart:area">
            <chart:data-point chart:repeated="94"/>
          </chart:series>
          <chart:series chart:style-name="ch22" chart:values-cell-range-address="Sheet1.U4:Sheet1.U97" chart:label-cell-address="Sheet1.U3:Sheet1.U3" chart:class="chart:area">
            <chart:data-point chart:repeated="94"/>
          </chart:series>
          <chart:series chart:style-name="ch16" chart:values-cell-range-address="Sheet1.V4:Sheet1.V97" chart:label-cell-address="Sheet1.V3:Sheet1.V3" chart:class="chart:area">
            <chart:data-point chart:repeated="94"/>
          </chart:series>
          <chart:series chart:style-name="ch17" chart:values-cell-range-address="Sheet1.W4:Sheet1.W97" chart:label-cell-address="Sheet1.W3:Sheet1.W3" chart:class="chart:area">
            <chart:data-point chart:repeated="94"/>
          </chart:series>
          <chart:series chart:style-name="ch18" chart:values-cell-range-address="Sheet1.X4:Sheet1.X97" chart:label-cell-address="Sheet1.X3:Sheet1.X3" chart:class="chart:area">
            <chart:data-point chart:repeated="94"/>
          </chart:series>
          <chart:series chart:style-name="ch19" chart:values-cell-range-address="Sheet1.Y4:Sheet1.Y97" chart:label-cell-address="Sheet1.Y3:Sheet1.Y3" chart:class="chart:area">
            <chart:data-point chart:repeated="94"/>
          </chart:series>
          <chart:series chart:style-name="ch20" chart:values-cell-range-address="Sheet1.Z4:Sheet1.Z97" chart:label-cell-address="Sheet1.Z3:Sheet1.Z3" chart:class="chart:area">
            <chart:data-point chart:repeated="94"/>
          </chart:series>
          <chart:series chart:style-name="ch21" chart:values-cell-range-address="Sheet1.AA4:Sheet1.AA97" chart:label-cell-address="Sheet1.AA3:Sheet1.AA3" chart:class="chart:area">
            <chart:data-point chart:repeated="94"/>
          </chart:series>
          <chart:series chart:style-name="ch10" chart:values-cell-range-address="Sheet1.AB4:Sheet1.AB97" chart:label-cell-address="Sheet1.AB3:Sheet1.AB3" chart:class="chart:area">
            <chart:data-point chart:repeated="9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7</svg:desc>
                </draw:g>
              </table:table-cell>
              <table:table-cell office:value-type="float" office:value="0.3">
                <text:p>0.3</text:p>
                <draw:g>
                  <svg:desc>Sheet1.D4:Sheet1.D97</svg:desc>
                </draw:g>
              </table:table-cell>
              <table:table-cell office:value-type="float" office:value="27.7">
                <text:p>27.7</text:p>
                <draw:g>
                  <svg:desc>Sheet1.E4:Sheet1.E97</svg:desc>
                </draw:g>
              </table:table-cell>
              <table:table-cell office:value-type="float" office:value="54.2">
                <text:p>54.2</text:p>
                <draw:g>
                  <svg:desc>Sheet1.F4:Sheet1.F97</svg:desc>
                </draw:g>
              </table:table-cell>
              <table:table-cell office:value-type="float" office:value="2.9">
                <text:p>2.9</text:p>
                <draw:g>
                  <svg:desc>Sheet1.G4:Sheet1.G97</svg:desc>
                </draw:g>
              </table:table-cell>
              <table:table-cell office:value-type="float" office:value="14.8">
                <text:p>14.8</text:p>
                <draw:g>
                  <svg:desc>Sheet1.H4:Sheet1.H97</svg:desc>
                </draw:g>
              </table:table-cell>
              <table:table-cell office:value-type="float" office:value="NaN">
                <text:p>NaN</text:p>
                <draw:g>
                  <svg:desc>Sheet1.I4:Sheet1.I97</svg:desc>
                </draw:g>
              </table:table-cell>
              <table:table-cell office:value-type="float" office:value="NaN">
                <text:p>NaN</text:p>
                <draw:g>
                  <svg:desc>Sheet1.J4:Sheet1.J97</svg:desc>
                </draw:g>
              </table:table-cell>
              <table:table-cell office:value-type="float" office:value="NaN">
                <text:p>NaN</text:p>
                <draw:g>
                  <svg:desc>Sheet1.K4:Sheet1.K97</svg:desc>
                </draw:g>
              </table:table-cell>
              <table:table-cell office:value-type="float" office:value="NaN">
                <text:p>NaN</text:p>
                <draw:g>
                  <svg:desc>Sheet1.L4:Sheet1.L97</svg:desc>
                </draw:g>
              </table:table-cell>
              <table:table-cell office:value-type="float" office:value="NaN">
                <text:p>NaN</text:p>
                <draw:g>
                  <svg:desc>Sheet1.M4:Sheet1.M97</svg:desc>
                </draw:g>
              </table:table-cell>
              <table:table-cell office:value-type="float" office:value="NaN">
                <text:p>NaN</text:p>
                <draw:g>
                  <svg:desc>Sheet1.N4:Sheet1.N97</svg:desc>
                </draw:g>
              </table:table-cell>
              <table:table-cell office:value-type="float" office:value="NaN">
                <text:p>NaN</text:p>
                <draw:g>
                  <svg:desc>Sheet1.O4:Sheet1.O97</svg:desc>
                </draw:g>
              </table:table-cell>
              <table:table-cell office:value-type="float" office:value="NaN">
                <text:p>NaN</text:p>
                <draw:g>
                  <svg:desc>Sheet1.P4:Sheet1.P97</svg:desc>
                </draw:g>
              </table:table-cell>
              <table:table-cell office:value-type="float" office:value="NaN">
                <text:p>NaN</text:p>
                <draw:g>
                  <svg:desc>Sheet1.Q4:Sheet1.Q97</svg:desc>
                </draw:g>
              </table:table-cell>
              <table:table-cell office:value-type="float" office:value="NaN">
                <text:p>NaN</text:p>
                <draw:g>
                  <svg:desc>Sheet1.R4:Sheet1.R97</svg:desc>
                </draw:g>
              </table:table-cell>
              <table:table-cell office:value-type="float" office:value="NaN">
                <text:p>NaN</text:p>
                <draw:g>
                  <svg:desc>Sheet1.S4:Sheet1.S97</svg:desc>
                </draw:g>
              </table:table-cell>
              <table:table-cell office:value-type="float" office:value="NaN">
                <text:p>NaN</text:p>
                <draw:g>
                  <svg:desc>Sheet1.T4:Sheet1.T97</svg:desc>
                </draw:g>
              </table:table-cell>
              <table:table-cell office:value-type="float" office:value="NaN">
                <text:p>NaN</text:p>
                <draw:g>
                  <svg:desc>Sheet1.U4:Sheet1.U97</svg:desc>
                </draw:g>
              </table:table-cell>
              <table:table-cell office:value-type="float" office:value="NaN">
                <text:p>NaN</text:p>
                <draw:g>
                  <svg:desc>Sheet1.V4:Sheet1.V97</svg:desc>
                </draw:g>
              </table:table-cell>
              <table:table-cell office:value-type="float" office:value="NaN">
                <text:p>NaN</text:p>
                <draw:g>
                  <svg:desc>Sheet1.W4:Sheet1.W97</svg:desc>
                </draw:g>
              </table:table-cell>
              <table:table-cell office:value-type="float" office:value="NaN">
                <text:p>NaN</text:p>
                <draw:g>
                  <svg:desc>Sheet1.X4:Sheet1.X97</svg:desc>
                </draw:g>
              </table:table-cell>
              <table:table-cell office:value-type="float" office:value="NaN">
                <text:p>NaN</text:p>
                <draw:g>
                  <svg:desc>Sheet1.Y4:Sheet1.Y97</svg:desc>
                </draw:g>
              </table:table-cell>
              <table:table-cell office:value-type="float" office:value="NaN">
                <text:p>NaN</text:p>
                <draw:g>
                  <svg:desc>Sheet1.Z4:Sheet1.Z97</svg:desc>
                </draw:g>
              </table:table-cell>
              <table:table-cell office:value-type="float" office:value="NaN">
                <text:p>NaN</text:p>
                <draw:g>
                  <svg:desc>Sheet1.AA4:Sheet1.AA97</svg:desc>
                </draw:g>
              </table:table-cell>
              <table:table-cell office:value-type="float" office:value="NaN">
                <text:p>NaN</text:p>
                <draw:g>
                  <svg:desc>Sheet1.AB4:Sheet1.AB97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0.2">
                <text:p>20.2</text:p>
              </table:table-cell>
              <table:table-cell office:value-type="float" office:value="29.7">
                <text:p>29.7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